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4899" officeooo:paragraph-rsid="00084899"/>
    </style:style>
    <style:style style:name="P2" style:family="paragraph" style:parent-style-name="Standard">
      <style:paragraph-properties fo:text-align="start" style:justify-single-word="false"/>
      <style:text-properties fo:font-weight="bold" officeooo:rsid="00084899" officeooo:paragraph-rsid="00084899" style:font-weight-asian="bold" style:font-weight-complex="bold"/>
    </style:style>
    <style:style style:name="P3" style:family="paragraph" style:parent-style-name="Standard" style:list-style-name="L1">
      <style:text-properties officeooo:paragraph-rsid="00084899"/>
    </style:style>
    <style:style style:name="P4" style:family="paragraph" style:parent-style-name="Standard" style:list-style-name="L1">
      <style:text-properties officeooo:rsid="000a2a68" officeooo:paragraph-rsid="000a2a68"/>
    </style:style>
    <style:style style:name="P5" style:family="paragraph" style:parent-style-name="Standard" style:list-style-name="L1">
      <style:text-properties officeooo:rsid="000c1f02" officeooo:paragraph-rsid="000c1f02"/>
    </style:style>
    <style:style style:name="P6" style:family="paragraph" style:parent-style-name="Standard">
      <style:paragraph-properties fo:text-align="start" style:justify-single-word="false"/>
      <style:text-properties officeooo:rsid="000cfbb1" officeooo:paragraph-rsid="000cfbb1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084899" officeooo:paragraph-rsid="00084899" style:font-size-asian="18pt" style:font-weight-asian="bold" style:font-size-complex="18pt" style:font-weight-complex="bold"/>
    </style:style>
    <style:style style:name="P8" style:family="paragraph" style:parent-style-name="Standard" style:list-style-name="L1">
      <style:text-properties officeooo:rsid="0010d732" officeooo:paragraph-rsid="0010d732"/>
    </style:style>
    <style:style style:name="P9" style:family="paragraph" style:parent-style-name="Standard" style:list-style-name="L1">
      <style:text-properties officeooo:rsid="001121fb" officeooo:paragraph-rsid="001121fb"/>
    </style:style>
    <style:style style:name="T1" style:family="text">
      <style:text-properties officeooo:rsid="00084899"/>
    </style:style>
    <style:style style:name="T2" style:family="text">
      <style:text-properties officeooo:rsid="000c1f02"/>
    </style:style>
    <style:style style:name="T3" style:family="text">
      <style:text-properties officeooo:rsid="000cfbb1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ensenet Training insights:</text:p>
      <text:p text:style-name="P2"/>
      <text:p text:style-name="P6"><text:span text:style-name="T4">Run 0: → batch size 8</text:span></text:p>
      <text:list xml:id="list835058902" text:style-name="L1">
        <text:list-item>
          <text:p text:style-name="P3"><text:span text:style-name="T1">We need → low zero sample drop rate → 0.2 leads to many degenerate solutions</text:span></text:p>
          <text:list>
            <text:list-item>
              <text:p text:style-name="P9">Maybe 0.025 and 0.05 was too low → try with 0.1 we want it to also learn when to predict zero !</text:p>
            </text:list-item>
          </text:list>
        </text:list-item>
        <text:list-item>
          <text:p text:style-name="P4">1 layer with 128 seems to be unde<text:span text:style-name="T2">rfitting → doesnt’t have the power to fit it predicts too low</text:span></text:p>
        </text:list-item>
        <text:list-item>
          <text:p text:style-name="P5">256 x 64 →<text:span text:style-name="T3">Does better but now is a bit too wild</text:span></text:p>
        </text:list-item>
        <text:list-item>
          <text:p text:style-name="P8">Including lecture seems to make it better, but also more complex</text:p>
        </text:list-item>
        <text:list-item>
          <text:p text:style-name="P8">_</text:p>
        </text:list-item>
      </text:list>
      <text:p text:style-name="P1"/>
      <text:p text:style-name="P1"/>
      <text:p text:style-name="P1">tensor([23, 56, 22, 26, 35, <text:s/>5, 45, <text:s/>2, 46, 51])</text:p>
      <text:p text:style-name="P1">[(0, 23), (0, 56), (0, 22), (0, 26), (0, 35), (0, 5), (0, 45), (0, 2), (0, 46), (0, 51)]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09:50:20.501315865</meta:creation-date>
    <dc:date>2024-09-10T12:17:22.454080001</dc:date>
    <meta:editing-duration>PT2H26M57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125" meta:character-count="567" meta:non-whitespace-character-count="456"/>
  </office:meta>
</office:document-meta>
</file>